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18pt" officeooo:rsid="00082e24" officeooo:paragraph-rsid="00082e24" style:font-size-asian="18pt" style:font-size-complex="18pt"/>
    </style:style>
    <style:style style:name="P2" style:family="paragraph" style:parent-style-name="Standard">
      <style:text-properties style:font-name="Arial" officeooo:paragraph-rsid="00082e24"/>
    </style:style>
    <style:style style:name="P3" style:family="paragraph" style:parent-style-name="Standard">
      <style:text-properties style:font-name="Arial" fo:font-size="16pt" officeooo:paragraph-rsid="00082e24" style:font-size-asian="16pt" style:font-size-complex="16pt"/>
    </style:style>
    <style:style style:name="P4" style:family="paragraph" style:parent-style-name="Standard">
      <style:text-properties style:font-name="Arial" fo:font-size="18pt" officeooo:paragraph-rsid="00082e24" style:font-size-asian="18pt" style:font-size-complex="18pt"/>
    </style:style>
    <style:style style:name="P5" style:family="paragraph" style:parent-style-name="Heading_20_1">
      <style:text-properties fo:font-variant="normal" fo:text-transform="none" fo:color="#0c0c0c" loext:opacity="100%" style:font-name="Arial" fo:font-size="14pt" fo:letter-spacing="normal" fo:font-style="normal" fo:font-weight="normal" officeooo:paragraph-rsid="00082e24" style:font-size-asian="14pt" style:font-size-complex="14pt"/>
    </style:style>
    <style:style style:name="P6" style:family="paragraph" style:parent-style-name="Standard">
      <style:text-properties style:font-name="Arial" fo:font-size="16pt" officeooo:rsid="00082e24" officeooo:paragraph-rsid="00082e24" style:font-size-asian="16pt" style:font-size-complex="16pt"/>
    </style:style>
    <style:style style:name="P7" style:family="paragraph" style:parent-style-name="Standard">
      <style:text-properties fo:font-variant="normal" fo:text-transform="none" fo:color="#0c0c0c" loext:opacity="100%" style:font-name="Arial" fo:font-size="12pt" fo:letter-spacing="normal" fo:font-style="normal" fo:font-weight="normal" officeooo:paragraph-rsid="00082e24" style:font-size-asian="16pt" style:font-size-complex="16pt" loext:padding="0cm" loext:border="none"/>
    </style:style>
    <style:style style:name="P8" style:family="paragraph" style:parent-style-name="Text_20_body" style:list-style-name="L1">
      <style:text-properties fo:font-variant="normal" fo:text-transform="none" fo:color="#0c0c0c" loext:opacity="100%" style:font-name="Arial" fo:font-size="16pt" fo:letter-spacing="normal" fo:font-style="normal" fo:font-weight="normal" officeooo:paragraph-rsid="00082e24" style:font-size-asian="16pt" style:font-size-complex="16pt" loext:padding="0cm" loext:border="none"/>
    </style:style>
    <style:style style:name="P9" style:family="paragraph" style:parent-style-name="Text_20_body" style:list-style-name="L1">
      <style:paragraph-properties fo:margin-top="0cm" fo:margin-bottom="0cm" style:contextual-spacing="false" style:line-height-at-least="0.529cm" fo:orphans="2" fo:widows="2" fo:padding="0cm" fo:border="none"/>
      <style:text-properties fo:font-variant="normal" fo:text-transform="none" fo:color="#0c0c0c" loext:opacity="100%" style:font-name="Arial" fo:font-size="16pt" fo:letter-spacing="normal" fo:font-style="normal" fo:font-weight="normal" style:font-size-asian="16pt" style:font-size-complex="16pt" loext:padding="0cm" loext:border="none"/>
    </style:style>
    <style:style style:name="P10" style:family="paragraph" style:parent-style-name="Text_20_body" style:list-style-name="L2">
      <style:text-properties fo:font-variant="normal" fo:text-transform="none" fo:color="#0c0c0c" loext:opacity="100%" style:font-name="Arial" fo:font-size="16pt" fo:letter-spacing="normal" fo:font-style="normal" fo:font-weight="normal" officeooo:paragraph-rsid="00082e24" style:font-size-asian="16pt" style:font-size-complex="16pt" loext:padding="0cm" loext:border="none"/>
    </style:style>
    <style:style style:name="P11" style:family="paragraph" style:parent-style-name="Text_20_body" style:list-style-name="L2">
      <style:paragraph-properties fo:margin-top="0cm" fo:margin-bottom="0cm" style:contextual-spacing="false" style:line-height-at-least="0.529cm" fo:orphans="2" fo:widows="2" fo:padding="0cm" fo:border="none"/>
      <style:text-properties fo:font-variant="normal" fo:text-transform="none" fo:color="#0c0c0c" loext:opacity="100%" style:font-name="Arial" fo:font-size="16pt" fo:letter-spacing="normal" fo:font-style="normal" fo:font-weight="normal" style:font-size-asian="16pt" style:font-size-complex="16pt" loext:padding="0cm" loext:border="none"/>
    </style:style>
    <style:style style:name="P12" style:family="paragraph" style:parent-style-name="Standard">
      <style:text-properties style:font-name="Arial" fo:font-size="18pt" officeooo:paragraph-rsid="00085025" style:font-size-asian="18pt" style:font-size-complex="18pt"/>
    </style:style>
    <style:style style:name="P13" style:family="paragraph" style:parent-style-name="Standard" style:list-style-name="L3">
      <style:text-properties style:font-name="Arial" fo:font-size="18pt" officeooo:rsid="00085025" officeooo:paragraph-rsid="00085025" style:font-size-asian="18pt" style:font-size-complex="18pt"/>
    </style:style>
    <style:style style:name="P14" style:family="paragraph" style:parent-style-name="Text_20_body" style:list-style-name="L4">
      <style:text-properties officeooo:paragraph-rsid="00082e24"/>
    </style:style>
    <style:style style:name="P15" style:family="paragraph" style:parent-style-name="Text_20_body" style:list-style-name="L4">
      <style:paragraph-properties fo:margin-top="0cm" fo:margin-bottom="0cm" style:contextual-spacing="false" style:line-height-at-least="0.529cm" fo:orphans="2" fo:widows="2" fo:padding="0cm" fo:border="none"/>
      <style:text-properties fo:font-variant="normal" fo:text-transform="none" fo:color="#0c0c0c" loext:opacity="100%" style:font-name="Arial" fo:font-size="16pt" fo:letter-spacing="normal" fo:font-style="normal" fo:font-weight="normal" style:font-size-asian="16pt" style:font-size-complex="16pt" loext:padding="0cm" loext:border="none"/>
    </style:style>
    <style:style style:name="P16" style:family="paragraph" style:parent-style-name="Standard">
      <style:text-properties style:font-name="Arial" fo:font-size="16pt" officeooo:rsid="00085025" officeooo:paragraph-rsid="00082e24" style:font-size-asian="16pt" style:font-size-complex="16pt"/>
    </style:style>
    <style:style style:name="P17" style:family="paragraph" style:parent-style-name="Standard">
      <style:text-properties fo:font-size="16pt" officeooo:rsid="00085025" officeooo:paragraph-rsid="00082e24" style:font-size-asian="16pt" style:font-size-complex="16pt"/>
    </style:style>
    <style:style style:name="P18" style:family="paragraph" style:parent-style-name="Standard">
      <style:text-properties style:font-name="Arial" fo:font-size="16pt" officeooo:rsid="00085025" officeooo:paragraph-rsid="0008e53c" style:font-size-asian="16pt" style:font-size-complex="16pt"/>
    </style:style>
    <style:style style:name="P19" style:family="paragraph" style:parent-style-name="Standard">
      <style:text-properties style:font-name="Arial" fo:font-size="20pt" officeooo:rsid="00085025" officeooo:paragraph-rsid="0008e53c" style:font-size-asian="20pt" style:font-size-complex="20pt"/>
    </style:style>
    <style:style style:name="T1" style:family="text">
      <style:text-properties officeooo:rsid="00085025"/>
    </style:style>
    <style:style style:name="T2" style:family="text">
      <style:text-properties fo:font-variant="normal" fo:text-transform="none" fo:color="#0c0c0c" loext:opacity="100%" style:font-name="Arial" fo:font-size="16pt" fo:letter-spacing="normal" fo:font-style="normal" fo:font-weight="normal" style:font-size-asian="16pt" style:font-size-complex="16pt" loext:padding="0cm" loext:border="none"/>
    </style:style>
    <style:style style:name="T3" style:family="text">
      <style:text-properties fo:font-variant="normal" fo:text-transform="none" fo:color="#0c0c0c" loext:opacity="100%" style:font-name="Arial" fo:font-size="16pt" fo:letter-spacing="normal" fo:font-style="normal" fo:font-weight="bold" style:font-size-asian="16pt" style:font-size-complex="16pt" loext:padding="0cm" loext:border="none"/>
    </style:style>
    <style:style style:name="T4" style:family="text">
      <style:text-properties style:font-name="Ari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rja Pazo Parga<text:tab/><text:tab/><text:tab/><text:tab/><text:tab/><text:tab/><text:tab/><text:tab/><text:tab/>IPE2</text:p>
      <text:p text:style-name="P2"/>
      <text:p text:style-name="P2"/>
      <text:p text:style-name="P3">Exercicio 1: Busca unha oferta de emprego privado relacionada co teu sector profesional e completa a seguinte información: </text:p>
      <text:p text:style-name="P3"/>
      <text:p text:style-name="P3"/>
      <text:p text:style-name="P3"/>
      <text:p text:style-name="P4">a) Indica o posto de traballo. </text:p>
      <text:p text:style-name="P3"/>
      <text:h text:style-name="P5" text:outline-level="1">Desarrollador/a de aplicaciones móviles</text:h>
      <text:p text:style-name="P3"/>
      <text:p text:style-name="P4">b) En qué fonte atopaches a oferta? </text:p>
      <text:p text:style-name="P3"/>
      <text:p text:style-name="P6">Infojobs</text:p>
      <text:p text:style-name="P3"/>
      <text:p text:style-name="P4">c) Tarefas/función do posto:</text:p>
      <text:p text:style-name="P7"/>
      <text:list text:style-name="L1">
        <text:list-item>
          <text:p text:style-name="P8">Desenvolver funcionalidades novas en apps móbiles feitas con Flutter.</text:p>
        </text:list-item>
        <text:list-item>
          <text:p text:style-name="P9">Participar dende o principio en proxectos reais que xa están en marcha (ou a piques de empezar).</text:p>
        </text:list-item>
        <text:list-item>
          <text:p text:style-name="P9">Aprender a facer as cousas ben e coidar o código.</text:p>
        </text:list-item>
        <text:list-item>
          <text:p text:style-name="P9">Axudar a mellorar apps que xa están funcionando.</text:p>
        </text:list-item>
        <text:list-item>
          <text:p text:style-name="P9">Trastear con tecnoloxías novas, dar ideas e poñelas en práctica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span text:style-name="T1">Página1 de 2</text:span></text:p>
      <text:p text:style-name="P4"><text:soft-page-break/>d) Condicións laboráis:</text:p>
      <text:p text:style-name="P3"/>
      <text:list text:style-name="L2">
        <text:list-item>
          <text:p text:style-name="P10">Contrato indefinido.</text:p>
        </text:list-item>
        <text:list-item>
          <text:p text:style-name="P11">Incorporación inmediata.</text:p>
        </text:list-item>
        <text:list-item>
          <text:p text:style-name="P11">Xornada completa con horario flexible.</text:p>
        </text:list-item>
        <text:list-item>
          <text:p text:style-name="P11">Venres pola tarde libres e horario de verán.</text:p>
        </text:list-item>
        <text:list-item>
          <text:p text:style-name="P11">Formación continua e liberdade para experimentar.</text:p>
        </text:list-item>
        <text:list-item>
          <text:p text:style-name="P11">Café, cacao, infusións e froita fresca cando toca.</text:p>
        </text:list-item>
        <text:list-item>
          <text:p text:style-name="P11">Bo ambiente, compañeiros frikis e cero postureo.</text:p>
        </text:list-item>
        <text:list-item>
          <text:p text:style-name="P11">Oficina en Pontevedra.</text:p>
        </text:list-item>
      </text:list>
      <text:p text:style-name="P3"/>
      <text:p text:style-name="P4"/>
      <text:p text:style-name="P12">e) Competencias requeridas máis relevantes:</text:p>
      <text:p text:style-name="P12"><text:s/></text:p>
      <text:list text:style-name="L3">
        <text:list-item>
          <text:p text:style-name="P13">Experiencia Minima 1 año</text:p>
          <text:p text:style-name="P13"/>
        </text:list-item>
      </text:list>
      <text:list text:style-name="L4">
        <text:list-item>
          <text:p text:style-name="P14"><text:span text:style-name="T2">Formación ou coñecementos en desenvolvemento web (PHP, HTML, CSS, <text:tab/>JavaScript…). </text:span><text:span text:style-name="Strong_20_Emphasis"><text:span text:style-name="T3">Non é necesario</text:span></text:span><text:span text:style-name="T2">, pero se traes ese plus, mellor que mellor.</text:span></text:p>
        </text:list-item>
        <text:list-item>
          <text:p text:style-name="P15">Saber manexarte cunha base de datos (MySQL, MariaDB, PostgreSQL…): consultas básicas, entender como se estrutura a info, ese tipo de cousas.</text:p>
        </text:list-item>
        <text:list-item>
          <text:p text:style-name="P15">Experiencia ou interese en ferramentas de integración continua (tipo GitHub Actions, GitLab CI…).</text:p>
        </text:list-item>
        <text:list-item>
          <text:p text:style-name="P15">Idiomas: canto máis sepas, mellor. O inglés técnico é o mínimo, pero se tamén controlas portugués, francés ou calquera outro, suma.</text:p>
        </text:list-item>
        <text:list-item>
          <text:p text:style-name="P15">Que saibas que é GLPI ou che dea curiosidade o mundiño da xestión de servizos.</text:p>
        </text:list-item>
      </text:list>
      <text:p text:style-name="P3"/>
      <text:p text:style-name="P3"/>
      <text:p text:style-name="P3"/>
      <text:p text:style-name="P3"/>
      <text:p text:style-name="P16"/>
      <text:p text:style-name="P16"/>
      <text:p text:style-name="P16"/>
      <text:p text:style-name="P16"><text:tab/><text:tab/><text:tab/><text:tab/><text:tab/><text:tab/>Página 2 de 2</text:p>
      <text:p text:style-name="P16"><text:soft-page-break/></text:p>
      <text:p text:style-name="P16">Exercicio 2: Busca as opcións de emprego público que hai para o teu sector profesional, na túa comunidade autónoma (Galicia), provincia ou localidade ou noutras comunidades a nivel nacional (exemplo Madrid, Andalucía…) Podes usar as seguintes webs </text:p>
      <text:p text:style-name="P16"/>
      <text:p text:style-name="P17"><text:a xlink:type="simple" xlink:href="https://dacoruna.convoca.online/processDetail.html?id=2b8bd323-3b4c-47c9-b087-08dca6262b6a&amp;type=0" text:style-name="Internet_20_link" text:visited-style-name="Visited_20_Internet_20_Link"><text:span text:style-name="T4">Oferta de empleo público</text:span></text:a><text:span text:style-name="T4"> </text:span></text:p>
      <text:p text:style-name="P16"/>
      <text:p text:style-name="P18"><text:span text:style-name="T5">a) Nome do posto.</text:span> </text:p>
      <text:p text:style-name="P18"/>
      <text:p text:style-name="P18"><text:span text:style-name="T6">Técnico/a superior en informática</text:span> </text:p>
      <text:p text:style-name="P18"/>
      <text:p text:style-name="P18"><text:span text:style-name="T5">b) Data da convocatoria e número de prazas.</text:span> </text:p>
      <text:p text:style-name="P18"/>
      <text:p text:style-name="P19">c) Ámbito territorial: Comunidade Autonóma, provincia ou localidade.</text:p>
      <text:p text:style-name="P18"/>
      <text:p text:style-name="P19">d) Tipo: Oposición, concurso-oposición.</text:p>
      <text:p text:style-name="P18"/>
      <text:p text:style-name="P18"><text:span text:style-name="T5">e) Requisitos que se piden para o acceso: nivel de estudios, etc.</text:span> </text:p>
      <text:p text:style-name="P18"/>
      <text:p text:style-name="P18"><text:span text:style-name="T5">f) En qué consisten as probas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14:35:57.963564500</meta:creation-date>
    <dc:date>2025-10-03T18:21:44.493152900</dc:date>
    <meta:editing-duration>PT22M3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41" meta:word-count="356" meta:character-count="2221" meta:non-whitespace-character-count="1893"/>
  </office:meta>
</office:document-meta>
</file>